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3542in" fo:margin-left="0.7757in" fo:margin-right="0.4917in" table:align="margins" style:shadow="#808080 0.0708in -0.0708in"/>
    </style:style>
    <style:style style:name="Table1.A" style:family="table-column">
      <style:table-column-properties style:column-width="2.5188in" style:rel-column-width="30831*"/>
    </style:style>
    <style:style style:name="Table1.B" style:family="table-column">
      <style:table-column-properties style:column-width="2.5194in" style:rel-column-width="30839*"/>
    </style:style>
    <style:style style:name="Table1.C" style:family="table-column">
      <style:table-column-properties style:column-width="0.316in" style:rel-column-width="3865*"/>
    </style:style>
    <style:style style:name="Table1.1" style:family="table-row">
      <style:table-row-properties style:min-row-height="0.2215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6" style:family="table">
      <style:table-properties style:width="3.5396in" fo:margin-left="1.8188in" fo:margin-right="1.2632in" table:align="margins" style:shadow="#808080 0.0708in -0.0708in"/>
    </style:style>
    <style:style style:name="Table6.A" style:family="table-column">
      <style:table-column-properties style:column-width="0.5882in" style:rel-column-width="10890*"/>
    </style:style>
    <style:style style:name="Table6.B" style:family="table-column">
      <style:table-column-properties style:column-width="1.1799in" style:rel-column-width="21845*"/>
    </style:style>
    <style:style style:name="Table6.C" style:family="table-column">
      <style:table-column-properties style:column-width="0.591in" style:rel-column-width="10941*"/>
    </style:style>
    <style:style style:name="Table6.D" style:family="table-column">
      <style:table-column-properties style:column-width="1.1806in" style:rel-column-width="21859*"/>
    </style:style>
    <style:style style:name="Table6.1" style:family="table-row">
      <style:table-row-properties style:min-row-height="0.2215in"/>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4" style:family="table">
      <style:table-properties style:width="5.2007in" table:align="center"/>
    </style:style>
    <style:style style:name="Table4.A" style:family="table-column">
      <style:table-column-properties style:column-width="1.1444in"/>
    </style:style>
    <style:style style:name="Table4.B" style:family="table-column">
      <style:table-column-properties style:column-width="0.5958in"/>
    </style:style>
    <style:style style:name="Table4.C" style:family="table-column">
      <style:table-column-properties style:column-width="3.460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4.1736in" fo:margin-left="1.366in" fo:margin-right="1.0819in" table:align="margins" style:shadow="#808080 0.0708in -0.0708in"/>
    </style:style>
    <style:style style:name="Table8.A" style:family="table-column">
      <style:table-column-properties style:column-width="0.3146in" style:rel-column-width="4945*"/>
    </style:style>
    <style:style style:name="Table8.B" style:family="table-column">
      <style:table-column-properties style:column-width="3.5431in" style:rel-column-width="55633*"/>
    </style:style>
    <style:style style:name="Table8.C" style:family="table-column">
      <style:table-column-properties style:column-width="0.316in" style:rel-column-width="4957*"/>
    </style:style>
    <style:style style:name="Table8.1" style:family="table-row">
      <style:table-row-properties style:min-row-height="0.2215in"/>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7" style:family="table">
      <style:table-properties style:width="5.484in" table:align="center" style:shadow="#808080 0.0708in -0.0708in"/>
    </style:style>
    <style:style style:name="Table7.A" style:family="table-column">
      <style:table-column-properties style:column-width="0.4979in"/>
    </style:style>
    <style:style style:name="Table7.B" style:family="table-column">
      <style:table-column-properties style:column-width="3.9882in"/>
    </style:style>
    <style:style style:name="Table7.C" style:family="table-column">
      <style:table-column-properties style:column-width="0.4986in"/>
    </style:style>
    <style:style style:name="Table7.D" style:family="table-column">
      <style:table-column-properties style:column-width="0.4993in"/>
    </style:style>
    <style:style style:name="Table7.1" style:family="table-row">
      <style:table-row-properties style:min-row-height="0.2215in"/>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ff" fo:padding="0.0382in" fo:border="0.0007in solid #000000">
        <style:background-image/>
      </style:table-cell-properties>
    </style:style>
    <style:style style:name="Table2" style:family="table">
      <style:table-properties style:width="3.1799in" table:align="center"/>
    </style:style>
    <style:style style:name="Table2.A" style:family="table-column">
      <style:table-column-properties style:column-width="1.35in"/>
    </style:style>
    <style:style style:name="Table2.B" style:family="table-column">
      <style:table-column-properties style:column-width="0.8597in"/>
    </style:style>
    <style:style style:name="Table2.C" style:family="table-column">
      <style:table-column-properties style:column-width="0.9701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771in" fo:margin-left="0.0042in" fo:margin-right="0.0111in" table:align="margins"/>
    </style:style>
    <style:style style:name="Table5.A" style:family="table-column">
      <style:table-column-properties style:column-width="0.2701in" style:rel-column-width="2651*"/>
    </style:style>
    <style:style style:name="Table5.B" style:family="table-column">
      <style:table-column-properties style:column-width="1.2389in" style:rel-column-width="12159*"/>
    </style:style>
    <style:style style:name="Table5.C" style:family="table-column">
      <style:table-column-properties style:column-width="0.7903in" style:rel-column-width="7756*"/>
    </style:style>
    <style:style style:name="Table5.D" style:family="table-column">
      <style:table-column-properties style:column-width="0.4076in" style:rel-column-width="4000*"/>
    </style:style>
    <style:style style:name="Table5.E" style:family="table-column">
      <style:table-column-properties style:column-width="3.9701in" style:rel-column-width="38969*"/>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4925in" fo:margin-right="0in" fo:text-indent="0in"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22"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23" style:family="paragraph" style:parent-style-name="Standard">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24" style:family="paragraph" style:parent-style-name="Standard">
      <style:paragraph-properties fo:margin-left="0in" fo:margin-right="0in" fo:text-align="center"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center"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paragraph-properties fo:margin-left="0in" fo:margin-right="0in" fo:text-indent="0in" style:auto-text-indent="false"/>
      <style:text-properties style:font-name="Trebuchet MS" fo:font-size="10pt" style:text-underline-style="solid" style:text-underline-width="auto" style:text-underline-color="font-color" fo:font-weight="normal" style:font-size-asian="10pt" style:font-weight-asian="normal" style:font-size-complex="10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rebuchet MS"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in" fo:margin-right="0in" fo:text-indent="0in" style:auto-text-indent="false"/>
      <style:text-properties style:font-name="Trebuchet MS" fo:font-size="8pt" fo:font-weight="normal"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Trebuchet MS" fo:font-size="16pt" fo:font-weight="bold" style:font-size-asian="16pt" style:font-weight-asian="bold" style:font-size-complex="16pt" style:font-weight-complex="bold"/>
    </style:style>
    <style:style style:name="P36" style:family="paragraph" style:parent-style-name="Standard">
      <style:paragraph-properties fo:margin-left="0in" fo:margin-right="0in" fo:text-align="center" style:justify-single-word="false" fo:text-indent="0in"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7" style:family="paragraph" style:parent-style-name="Standard">
      <style:paragraph-properties fo:margin-left="0in" fo:margin-right="0in" fo:text-indent="0in" style:auto-text-indent="false" fo:break-before="page"/>
      <style:text-properties style:font-name="Trebuchet MS" fo:font-size="10pt" style:font-size-asian="10pt" style:font-size-complex="10pt"/>
    </style:style>
    <style:style style:name="P38"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0" style:family="paragraph" style:parent-style-name="Standard">
      <style:paragraph-properties fo:margin-left="0.9846in" fo:margin-right="0in" fo:text-indent="0in" style:auto-text-indent="false"/>
      <style:text-properties fo:color="#000000" style:font-name="Trebuchet MS" fo:font-size="10pt" style:font-size-asian="10pt" style:font-size-complex="10pt"/>
    </style:style>
    <style:style style:name="P41" style:family="paragraph" style:parent-style-name="Standard" style:list-style-name="L3">
      <style:text-properties style:font-name="Trebuchet MS" fo:font-size="10pt" style:font-size-asian="10pt" style:font-size-complex="10pt"/>
    </style:style>
    <style:style style:name="P42" style:family="paragraph" style:parent-style-name="Standard" style:list-style-name="L4">
      <style:text-properties style:font-name="Trebuchet MS" fo:font-size="10pt" fo:font-weight="normal" style:font-size-asian="10pt" style:font-weight-asian="normal" style:font-size-complex="10pt" style:font-weight-complex="normal"/>
    </style:style>
    <style:style style:name="P43"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45" style:family="paragraph" style:parent-style-name="Standard" style:list-style-name="L1">
      <style:paragraph-properties fo:margin-left="0in" fo:margin-right="0in" fo:text-indent="0in" style:auto-text-indent="false"/>
      <style:text-properties style:font-name="Trebuchet MS" fo:font-size="10pt" style:font-size-asian="10pt"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47" style:family="paragraph" style:parent-style-name="Standard" style:list-style-name="L2">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48" style:family="paragraph" style:parent-style-name="Standard" style:list-style-name="L2">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4">
      <style:paragraph-properties fo:margin-left="0in" fo:margin-right="0in" fo:text-indent="0in"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5">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1" style:family="paragraph" style:parent-style-name="Standard" style:list-style-name="L6">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Standard" style:list-style-name="L5">
      <style:paragraph-properties fo:margin-left="0in" fo:margin-right="0in" fo:text-indent="0in" style:auto-text-indent="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rebuchet MS" fo:font-size="10pt" fo:font-weight="normal" style:font-size-asian="10pt" style:font-weight-asian="normal" style:font-size-complex="10pt" style:font-weight-complex="normal"/>
    </style:style>
    <style:style style:name="T4" style:family="text">
      <style:text-properties style:font-name="Trebuchet MS" fo:font-size="10pt" style:font-size-asian="10pt" style:font-size-complex="10pt"/>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6 - 27rd December 2010. (Working Draft)</text:p>
      <text:p text:style-name="P9">GNU General Public License V3 or later.</text:p>
      <text:p text:style-name="P9"/>
      <text:p text:style-name="P9"/>
      <text:p text:style-name="P9"/>
      <text:p text:style-name="P9"/>
      <text:p text:style-name="P9"/>
      <text:p text:style-name="P9"/>
      <text:p text:style-name="P9"/>
      <text:p text:style-name="P9"/>
      <text:p text:style-name="P15">Foreword</text:p>
      <text:p text:style-name="P10"/>
      <text:p text:style-name="P22">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2"/>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10"/>
      <text:p text:style-name="P10"/>
      <text:p text:style-name="P8"/>
      <text:p text:style-name="P15">Main Attributes</text:p>
      <text:p text:style-name="P8"/>
      <text:list xml:id="list342513502" text:style-name="L1">
        <text:list-item>
          <text:p text:style-name="P45">Compact binary data format to maximize speed and bandwidth.</text:p>
        </text:list-item>
        <text:list-item>
          <text:p text:style-name="P45">Data is packetized with an escaping scheme.</text:p>
        </text:list-item>
        <text:list-item>
          <text:p text:style-name="P45">Each packet consists of a header, payload and checksum.</text:p>
        </text:list-item>
        <text:list-item>
          <text:p text:style-name="P45">Compulsory integrated low-cost checksum.</text:p>
        </text:list-item>
        <text:list-item>
          <text:p text:style-name="P45">Compulsory acknowledgment of received packets.</text:p>
        </text:list-item>
        <text:list-item>
          <text:p text:style-name="P45">Optional sequence numbers</text:p>
        </text:list-item>
        <text:list-item>
          <text:p text:style-name="P45">Big endian multi byte number format</text:p>
        </text:list-item>
        <text:list-item>
          <text:p text:style-name="P45">Compulsory core functionality across implementing devices</text:p>
        </text:list-item>
      </text:list>
      <text:p text:style-name="P21"/>
      <text:p text:style-name="P37"/>
      <text:p text:style-name="P29">Contents</text:p>
      <text:p text:style-name="P26"/>
      <text:list xml:id="list1902176577" text:style-name="L2">
        <text:list-item>
          <text:p text:style-name="P47">Packet Description</text:p>
          <text:p text:style-name="P48">a) Packet Data Format</text:p>
          <text:p text:style-name="P48">b) Packet Header Layout</text:p>
          <text:p text:style-name="P48">c) Packet Header Specification</text:p>
          <text:p text:style-name="P48">d) Payload</text:p>
          <text:p text:style-name="P48">e) Checksum</text:p>
        </text:list-item>
        <text:list-item>
          <text:p text:style-name="P47">Header Details</text:p>
          <text:p text:style-name="P48">a) Payload Type</text:p>
          <text:p text:style-name="P48">b) Addressing Behaviour</text:p>
          <text:p text:style-name="P48">c) Acknowledgments</text:p>
          <text:p text:style-name="P48">d) Payload ID</text:p>
          <text:p text:style-name="P48">e) Length Of Payload</text:p>
        </text:list-item>
        <text:list-item>
          <text:p text:style-name="P47">General Information</text:p>
          <text:p text:style-name="P48">a) Packet Size</text:p>
          <text:p text:style-name="P48">b) Reliable Transmission</text:p>
          <text:p text:style-name="P48">c) Flow Control</text:p>
          <text:p text:style-name="P48">d) Protocol Layers</text:p>
          <text:p text:style-name="P48">e) Response Times</text:p>
        </text:list-item>
        <text:list-item>
          <text:p text:style-name="P47">UART Specific Information <text:span text:style-name="T2">(RS232 and USB)</text:span></text:p>
          <text:p text:style-name="P48">a) Packet Data Format</text:p>
          <text:p text:style-name="P48">b) Byte Bit Format</text:p>
          <text:p text:style-name="P48">c) Escaping Scheme</text:p>
          <text:p text:style-name="P48">d) UART Specific Error Detection</text:p>
        </text:list-item>
        <text:list-item>
          <text:p text:style-name="P47">CAN Specific Information</text:p>
        </text:list-item>
        <text:list-item>
          <text:p text:style-name="P47">Appendix A – Protocol Level Payload Types</text:p>
        </text:list-item>
      </text:list>
      <text:p text:style-name="P35">Packet Description</text:p>
      <text:p text:style-name="P24"/>
      <text:p text:style-name="P24"/>
      <text:p text:style-name="P29">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6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1"/>
      <text:p text:style-name="P22">A packet consists of a three to six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Seq No.</text:p>
          </table:table-cell>
          <table:table-cell table:style-name="Table6.D1" office:value-type="string">
            <text:p text:style-name="P3">Payload Length</text:p>
          </table:table-cell>
        </table:table-row>
      </table:table>
      <text:p text:style-name="P11"/>
      <text:p text:style-name="P11"/>
      <text:p text:style-name="P11"/>
      <text:p text:style-name="P15">Packet Header Specification</text:p>
      <text:p text:style-name="P21"/>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Has Length</text:p>
            <text:p text:style-name="P1">Bit 1 – Is Negative Acknowledgment</text:p>
            <text:p text:style-name="P1">Bit 2 – Has Sequence</text:p>
            <text:p text:style-name="P4">Bit 3 – Reserved</text:p>
            <text:p text:style-name="P1">Bit 4 – <text:span text:style-name="T1">Reserved</text:span></text:p>
            <text:p text:style-name="P1">Bit 5 - <text:span text:style-name="T1">Reserved</text:span></text:p>
            <text:p text:style-name="P1">Bit 6 - <text:span text:style-name="T1">Reserved</text:span></text:p>
            <text:p text:style-name="P1">Bit 7 - <text:span text:style-name="T1">Reserved</text:span></text:p>
          </table:table-cell>
        </table:table-row>
        <table:table-row>
          <table:table-cell table:style-name="Table4.A2" office:value-type="string">
            <text:p text:style-name="P1">2,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Sequence Number</text:p>
          </table:table-cell>
        </table:table-row>
        <table:table-row>
          <table:table-cell table:style-name="Table4.A2" office:value-type="string">
            <text:p text:style-name="P1">4,5 or 5,6</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29">Payload</text:p>
      <text:p text:style-name="P21"/>
      <text:p text:style-name="P22">The payload is specific to the data type being sent. See Payload ID. <text:s/>Data may be Binary or ASCII. ASCII data should be null terminated to allow multiple blocks inside one packet.</text:p>
      <text:p text:style-name="P22"/>
      <text:p text:style-name="P21"/>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 but not including the start and stop delimiter bytes.</text:p>
      <text:p text:style-name="P38">Header Details</text:p>
      <text:p text:style-name="P15"/>
      <text:p text:style-name="P15"/>
      <text:p text:style-name="P15">Payload Type</text:p>
      <text:p text:style-name="P26"/>
      <text:p text:style-name="P27">Payload IDs of less than 256/0x0100 (0x0000 – 0x00FF / 0 – 255) are of type “protocol” and defined payload IDs should be implemented in all devices using this protocol in their application. (See Appendix A.)</text:p>
      <text:p text:style-name="P27"/>
      <text:p text:style-name="P27">All payload IDs of 256/0x0100 or more When the payload type bit of the header flags is clear (0) the payload type is of the type “firmware”. The firmware payload IDs are covered in the FreeEMS Vanilla Specific protocol specification, and are optional.</text:p>
      <text:p text:style-name="P25"/>
      <text:p text:style-name="P29">Addressing Behaviour</text:p>
      <text:p text:style-name="P26"/>
      <text:p text:style-name="P27">Addressing of packets will be handled by wrapping them in other protocols of a different layer at a higher level. UART is a point to point protocol and thus it does not make sense to use addressing at this layer of the protocol. Wrapping could occur on CAN, SPI, Ethernet and other addressable bus type protocols.</text:p>
      <text:p text:style-name="P27"/>
      <text:p text:style-name="P15">Acknowledgments</text:p>
      <text:p text:style-name="P8"/>
      <text:p text:style-name="P10">All packets received are responded to with an acknowledgement. The acknowledgement payload ID is one greater than whatever was received. In the header of the acknowledgement packet is a bit that specifies whether it is a positive or negative acknowledgement. In the case of success, the payload will either be empty (default) or contain the requested data in the format specified for that payload ID. In the case of failure the payload contains a 16 bit error code.</text:p>
      <text:p text:style-name="P43"/>
      <text:p text:style-name="P29">Payload ID</text:p>
      <text:p text:style-name="P21"/>
      <text:p text:style-name="P22">The payload ID is a unique identifier number that indicates the functionality to be delivered by a request packet. All payload request IDs are to be even and all response packets are the ID of the request plus one. See Apendix A for protocol payload ID definitions.</text:p>
      <text:p text:style-name="P43"/>
      <text:p text:style-name="P29">Sequence Numbers</text:p>
      <text:p text:style-name="P21"/>
      <text:p text:style-name="P22">The protocol provides a facility for packets to be identified by sequence number as well as just type and timing. If a sequence number is supplied and flagged it will be returned just the same. Asynchronous packets will not carry sequence numbers, and it is perfectly acceptable to not use them at all. They are provided as an option for tuning authors to use.</text:p>
      <text:p text:style-name="P21"/>
      <text:p text:style-name="P29">Length Of Payload</text:p>
      <text:p text:style-name="P21"/>
      <text:p text:style-name="P21">Length from the end of the header to the end of the payload NOT including the checksum, header or packet delimiters, and before escaping occurs.</text:p>
      <text:p text:style-name="P36">General Information</text:p>
      <text:p text:style-name="P33"/>
      <text:p text:style-name="P33"/>
      <text:p text:style-name="P28"><text:span text:style-name="T5">Flow Control</text:span><text:line-break/></text:p>
      <text:p text:style-name="P20"><text:span text:style-name="T3">Upon receiving a packet that requires a response the EMS will be responsible for disabling receipt of further requests by disabling the receive register full interrupt. By this mechanism it can ignore </text:span><text:span text:style-name="T4">subsequent requests until the current packet is dealt with and the receive buffer free again. The external device should expect messages to be ignored up until the first byte of the response packet comes back. If datalog streaming is enabled it will not be possible to determine whether or not the packet is the response until it is completely received. Instead, it is probably better to wait for some short period after a packet is transmitted and delay sending further packets until after that period is over. No harm can be done by sending packets while the device is not listening, they will just be ignored. RS232 hardware flow control is not used as it is rarely implemented correctly or even at all in common physical implementations.</text:span></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text:p>
      <text:p text:style-name="P8"/>
      <text:p text:style-name="P8">Several generic methods of recognising bad data exist :</text:p>
      <text:p text:style-name="P8"/>
      <text:list xml:id="list826599173" text:style-name="L3">
        <text:list-item>
          <text:p text:style-name="P41">Checksum does not match that supplied.</text:p>
        </text:list-item>
        <text:list-item>
          <text:p text:style-name="P41">Packet length in the header (if present) does not match the actual length received.</text:p>
        </text:list-item>
        <text:list-item>
          <text:p text:style-name="P41">Packet is larger than the maximum allowed size.</text:p>
        </text:list-item>
        <text:list-item>
          <text:p text:style-name="P41">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6"/>
      <text:p text:style-name="P26"/>
      <text:p text:style-name="P29">Packet Size</text:p>
      <text:p text:style-name="P26"/>
      <text:p text:style-name="P27">Packet size is only limited by the size of the payload size field and the specific implementations hardware software setup. Currently we only require ~2k packet size,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6"/>
      <text:p text:style-name="P26"/>
      <text:p text:style-name="P29">Protocol Layers</text:p>
      <text:p text:style-name="P26"/>
      <text:list xml:id="list1114510591" text:style-name="L4">
        <text:list-item>
          <text:p text:style-name="P49">Physical layers : UART over RS232 or USB, CAN, SPI, I2C etc</text:p>
        </text:list-item>
        <text:list-item>
          <text:p text:style-name="P49">Data layer (UART) : escaping/start/stop/bit format/etc</text:p>
        </text:list-item>
        <text:list-item>
          <text:p text:style-name="P49">Data layer (CAN) : yet to be determined</text:p>
        </text:list-item>
        <text:list-item>
          <text:p text:style-name="P49">Packet layer : generic across all mediums</text:p>
        </text:list-item>
        <text:list-item>
          <text:p text:style-name="P42">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39">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1"/>
      <text:p text:style-name="P22">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2"/>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3"/>
      <text:p text:style-name="P27">Low level 9 bit data format consisting of 11 bits total. One start bit (low), 8 data bits, one hardware generated odd parity bit, one stop bit (high). See MC9S12XDP512V2.pdf section 11.4.3 page 495</text:p>
      <text:p text:style-name="P26"/>
      <text:p text:style-name="P27"/>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1">Description</text:p>
          </table:table-cell>
          <table:table-cell table:style-name="Table2.A1" office:value-type="string">
            <text:p text:style-name="P21">Byte Value </text:p>
          </table:table-cell>
          <table:table-cell table:style-name="Table2.C1" office:value-type="string">
            <text:p text:style-name="P21">Escaped Pair </text:p>
          </table:table-cell>
        </table:table-row>
        <table:table-row>
          <table:table-cell table:style-name="Table2.A2" office:value-type="string">
            <text:p text:style-name="P21">Start byte (STX)</text:p>
          </table:table-cell>
          <table:table-cell table:style-name="Table2.A2" office:value-type="string">
            <text:p text:style-name="P21">0xAA</text:p>
          </table:table-cell>
          <table:table-cell table:style-name="Table2.C2" office:value-type="string">
            <text:p text:style-name="P21">0xBB 0x55</text:p>
          </table:table-cell>
        </table:table-row>
        <table:table-row>
          <table:table-cell table:style-name="Table2.A2" office:value-type="string">
            <text:p text:style-name="P21">Escape byte (ESC)</text:p>
          </table:table-cell>
          <table:table-cell table:style-name="Table2.A2" office:value-type="string">
            <text:p text:style-name="P21">0xBB</text:p>
          </table:table-cell>
          <table:table-cell table:style-name="Table2.C2" office:value-type="string">
            <text:p text:style-name="P21">0xBB 0x44</text:p>
          </table:table-cell>
        </table:table-row>
        <table:table-row>
          <table:table-cell table:style-name="Table2.A2" office:value-type="string">
            <text:p text:style-name="P21">End byte (ETX)</text:p>
          </table:table-cell>
          <table:table-cell table:style-name="Table2.A2" office:value-type="string">
            <text:p text:style-name="P21">0xCC</text:p>
          </table:table-cell>
          <table:table-cell table:style-name="Table2.C2" office:value-type="string">
            <text:p text:style-name="P21">0xBB 0x33</text:p>
          </table:table-cell>
        </table:table-row>
      </table:table>
      <text:p text:style-name="P7"/>
      <text:p text:style-name="P22">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2">If the character 0xBB is found in the raw stream without 0x55, 0x44 or 0x33 following it, the stream and therefore packet is corrupt and invalid and should be discarded.</text:p>
      <text:p text:style-name="P26"/>
      <text:p text:style-name="P26"/>
      <text:p text:style-name="P15">UART Specific Error Detection</text:p>
      <text:p text:style-name="P8"/>
      <text:p text:style-name="P8">This section is supplementary to the things mentioned in the reliable delivery section above. The following things should be checked for when interacting over a UART connection of any sort :</text:p>
      <text:p text:style-name="P8"/>
      <text:list xml:id="list1761056226" text:style-name="L5">
        <text:list-item>
          <text:p text:style-name="P53"><text:span text:style-name="T4">Start byte found before stop</text:span><text:span text:style-name="T3"> byte while inside a packet.</text:span></text:p>
        </text:list-item>
        <text:list-item>
          <text:p text:style-name="P50">Escape byte not followed by an escaped special byte.</text:p>
        </text:list-item>
        <text:list-item>
          <text:p text:style-name="P50">Parity bit errors at the byte level.</text:p>
        </text:list-item>
        <text:list-item>
          <text:p text:style-name="P50">Framing errors</text:p>
        </text:list-item>
        <text:list-item>
          <text:p text:style-name="P50">Overrun errors</text:p>
        </text:list-item>
        <text:list-item>
          <text:p text:style-name="P50">Noise errors</text:p>
        </text:list-item>
      </text:list>
      <text:p text:style-name="P26"/>
      <text:p text:style-name="P26">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6"/>
      <text:p text:style-name="P26">Note : The checksum doesn't cover the start, stop, escape or escaped bytes, only the original packet data.</text:p>
      <text:p text:style-name="P36">CAN Specific Information</text:p>
      <text:p text:style-name="P31"/>
      <text:p text:style-name="P31">Yet to be determined.</text:p>
      <text:p text:style-name="P31"/>
      <text:p text:style-name="P31"/>
      <text:p text:style-name="P36">Appendix A</text:p>
      <text:p text:style-name="P40"/>
      <text:p text:style-name="P26"><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6">Interface Version</text:p>
          </table:table-cell>
          <table:table-cell table:style-name="Table5.A2" office:value-type="string">
            <text:p text:style-name="P26">Response</text:p>
          </table:table-cell>
          <table:table-cell table:style-name="Table5.A2" office:value-type="string">
            <text:p text:style-name="P26">16 - 256</text:p>
          </table:table-cell>
          <table:table-cell table:style-name="Table5.E2" office:value-type="string">
            <text:p text:style-name="P5">Details on the semantics of handling and using this field are not yet defined. For now it can simply be used to identify whether the API and data layout are AT ALL changed from previous versions. That is not good enough in the long term, though.</text:p>
          </table:table-cell>
        </table:table-row>
        <table:table-row>
          <table:table-cell table:style-name="Table5.A2" office:value-type="string">
            <text:p text:style-name="P2">2</text:p>
          </table:table-cell>
          <table:table-cell table:style-name="Table5.A2" office:value-type="string">
            <text:p text:style-name="P26">Firmware Version</text:p>
          </table:table-cell>
          <table:table-cell table:style-name="Table5.A2" office:value-type="string">
            <text:p text:style-name="P26">Request</text:p>
          </table:table-cell>
          <table:table-cell table:style-name="Table5.A2" office:value-type="string">
            <text:p text:style-name="P26">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6">Firmware Version</text:p>
          </table:table-cell>
          <table:table-cell table:style-name="Table5.A2" office:value-type="string">
            <text:p text:style-name="P26">Response</text:p>
          </table:table-cell>
          <table:table-cell table:style-name="Table5.A2" office:value-type="string">
            <text:p text:style-name="P26">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6">Max Packet Size</text:p>
          </table:table-cell>
          <table:table-cell table:style-name="Table5.A2" office:value-type="string">
            <text:p text:style-name="P26">Request</text:p>
          </table:table-cell>
          <table:table-cell table:style-name="Table5.A2" office:value-type="string">
            <text:p text:style-name="P26">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6">Max Packet Size</text:p>
          </table:table-cell>
          <table:table-cell table:style-name="Table5.A2" office:value-type="string">
            <text:p text:style-name="P26">Response</text:p>
          </table:table-cell>
          <table:table-cell table:style-name="Table5.A2" office:value-type="string">
            <text:p text:style-name="P26">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6">Echo Packet</text:p>
          </table:table-cell>
          <table:table-cell table:style-name="Table5.A2" office:value-type="string">
            <text:p text:style-name="P26">Request</text:p>
          </table:table-cell>
          <table:table-cell table:style-name="Table5.A2" office:value-type="string">
            <text:p text:style-name="P26">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6">Echoed Packet</text:p>
          </table:table-cell>
          <table:table-cell table:style-name="Table5.A2" office:value-type="string">
            <text:p text:style-name="P26">Response</text:p>
          </table:table-cell>
          <table:table-cell table:style-name="Table5.A2" office:value-type="string">
            <text:p text:style-name="P26">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6">Soft Reset *</text:p>
          </table:table-cell>
          <table:table-cell table:style-name="Table5.A2" office:value-type="string">
            <text:p text:style-name="P26">Command</text:p>
          </table:table-cell>
          <table:table-cell table:style-name="Table5.A2" office:value-type="string">
            <text:p text:style-name="P26">0</text:p>
          </table:table-cell>
          <table:table-cell table:style-name="Table5.E2" office:value-type="string">
            <text:p text:style-name="P5">Instructs the device to software reset itself.</text:p>
          </table:table-cell>
        </table:table-row>
        <table:table-row>
          <table:table-cell table:style-name="Table5.A2" office:value-type="string">
            <text:p text:style-name="P2">10</text:p>
          </table:table-cell>
          <table:table-cell table:style-name="Table5.A2" office:value-type="string">
            <text:p text:style-name="P26">Hard Reset *</text:p>
          </table:table-cell>
          <table:table-cell table:style-name="Table5.A2" office:value-type="string">
            <text:p text:style-name="P26">Command</text:p>
          </table:table-cell>
          <table:table-cell table:style-name="Table5.A2" office:value-type="string">
            <text:p text:style-name="P26">0</text:p>
          </table:table-cell>
          <table:table-cell table:style-name="Table5.E2" office:value-type="string">
            <text:p text:style-name="P5">Instructs the device to hardware reset itself. (complete)</text:p>
          </table:table-cell>
        </table:table-row>
        <table:table-row>
          <table:table-cell table:style-name="Table5.A2" office:value-type="string">
            <text:p text:style-name="P2">13</text:p>
          </table:table-cell>
          <table:table-cell table:style-name="Table5.A2" office:value-type="string">
            <text:p text:style-name="P26">Error/Exception</text:p>
          </table:table-cell>
          <table:table-cell table:style-name="Table5.A2" office:value-type="string">
            <text:p text:style-name="P26">Assertion</text:p>
          </table:table-cell>
          <table:table-cell table:style-name="Table5.A2" office:value-type="string">
            <text:p text:style-name="P26">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6">Debug String</text:p>
          </table:table-cell>
          <table:table-cell table:style-name="Table5.A2" office:value-type="string">
            <text:p text:style-name="P26">Assertion</text:p>
          </table:table-cell>
          <table:table-cell table:style-name="Table5.A2" office:value-type="string">
            <text:p text:style-name="P26">Any</text:p>
          </table:table-cell>
          <table:table-cell table:style-name="Table5.E2" office:value-type="string">
            <text:p text:style-name="P5">Free form null terminated string for debug purposes.</text:p>
          </table:table-cell>
        </table:table-row>
      </table:table>
      <text:p text:style-name="P34"/>
      <text:p text:style-name="P34">* Note, soft and hard reset behaviour is implementation dependent and both may behave the same way as each other.</text:p>
      <text:p text:style-name="P34"/>
      <text:p text:style-name="P26">ID : Payload ID number which uniquely identifies the purpose and format of the data contained in the payload.</text:p>
      <text:p text:style-name="P26"/>
      <text:p text:style-name="P26">Type Key :</text:p>
      <text:p text:style-name="P26"/>
      <text:list xml:id="list1986289851" text:style-name="L6">
        <text:list-item>
          <text:p text:style-name="P51">Request – A message sent from a tuning device or similar to an embedded device or similar. Typically PC &gt; EMS</text:p>
        </text:list-item>
        <text:list-item>
          <text:p text:style-name="P51">Response – The reply to a request from an embedded device or similar to a tuning device or similar. Typically EMS &gt; PC</text:p>
        </text:list-item>
        <text:list-item>
          <text:p text:style-name="P51">Command - A message sent from a tuning device or similar to an embedded device or similar. Typically PC &gt; EMS</text:p>
        </text:list-item>
        <text:list-item>
          <text:p text:style-name="P51">Assertion - A message sent from an embedded device or similar to a tuning device or similar. Typically EMS &gt; PC</text:p>
        </text:list-item>
      </text:list>
      <text:p text:style-name="P26"/>
      <text:p text:style-name="P26">Size : Payload size is in bytes from end of header to beginning of checksum.</text:p>
      <text:p text:style-name="P26"/>
      <text:p text:style-name="P26">Description And Format : The purpose of this particular payload type and how the data is laid out.</text:p>
      <text:p text:style-name="P26"/>
      <text:p text:style-name="P26">Note :</text:p>
      <text:p text:style-name="P26"/>
      <text:p text:style-name="P30">This table is liable to be extended in subsequent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4T23:57:35</meta:creation-date>
    <dc:date>2010-12-27T12:48:29</dc:date>
    <meta:editing-cycles>131</meta:editing-cycles>
    <meta:editing-duration>PT368H59M58S</meta:editing-duration>
    <dc:creator>Fred Cooke</dc:creator>
    <meta:document-statistic meta:table-count="7" meta:image-count="0" meta:object-count="0" meta:page-count="8" meta:paragraph-count="234" meta:word-count="2260" meta:character-count="13034"/>
    <meta:user-defined meta:name="Info 1"/>
    <meta:user-defined meta:name="Info 2"/>
    <meta:user-defined meta:name="Info 3"/>
    <meta:user-defined meta:name="Info 4"/>
  </office:meta>
</office:document-meta>
</file>